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41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7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2pt" fo:font-weight="bold" style:font-size-asian="32pt" style:font-weight-asian="bold" style:font-size-complex="32pt" style:font-weight-complex="bold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Segoe UI" fo:font-size="30pt" fo:font-weight="bold" style:font-size-asian="30pt" style:font-weight-asian="bold" style:font-size-complex="30pt" style:font-weight-complex="bold"/>
    </style:style>
    <style:style style:name="T5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778cm" svg:y="1.223cm">
          <draw:text-box>
            <text:p text:style-name="P1"><text:span text:style-name="T1">Hymn #786</text:span></text:p>
            <text:p text:style-name="P1"><text:span text:style-name="T2">“</text:span><text:span text:style-name="T2">Lord of All Good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4.638cm" svg:height="7.667cm" svg:x="1.778cm" svg:y="1.223cm">
          <draw:text-box>
            <text:p text:style-name="P1"><text:span text:style-name="T3">1.</text:span></text:p>
            <text:p text:style-name="P1"><text:span text:style-name="T2">Lord of all good, our gifts we bring You now;</text:span></text:p>
            <text:p text:style-name="P1"><text:span text:style-name="T2">Use them Your holy purpose to fulfill.</text:span></text:p>
            <text:p text:style-name="P1"><text:span text:style-name="T2">Tokens of love and pledges they shall be</text:span></text:p>
            <text:p text:style-name="P1"><text:span text:style-name="T2">That our whole life is offered to Your wi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5.4cm" svg:height="7.673cm" svg:x="1.524cm" svg:y="1.016cm">
          <draw:text-box>
            <text:p text:style-name="P1"><text:span text:style-name="T2">2.</text:span></text:p>
            <text:p text:style-name="P1"><text:span text:style-name="T2">We give our minds to understand Your ways;</text:span></text:p>
            <text:p text:style-name="P1"><text:span text:style-name="T4">Hands, eyes, and voice to serve Your great design;</text:span></text:p>
            <text:p text:style-name="P1"><text:span text:style-name="T2">Hearts with the flame of Your own love ablaze</text:span></text:p>
            <text:p text:style-name="P1"><text:span text:style-name="T2">Thus for Your glory all our powers combin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2" draw:layer="layout" svg:width="24.638cm" svg:height="13.029cm" svg:x="1.938cm" svg:y="0.82cm">
          <draw:text-box>
            <text:p text:style-name="P1"><text:span text:style-name="T2">3.</text:span></text:p>
            <text:p text:style-name="P1"><text:span text:style-name="T2">We give our minds to understand Your ways;</text:span></text:p>
            <text:p text:style-name="P1"><text:span text:style-name="T2">Father, whose bounty all creation shows;</text:span></text:p>
            <text:p text:style-name="P1"><text:span text:style-name="T2">Christ, by whose willing sacrifice we live;</text:span></text:p>
            <text:p text:style-name="P1"><text:span text:style-name="T2">Spirit, from whom all life in fullness flows:</text:span></text:p>
            <text:p text:style-name="P1"><text:span text:style-name="T2"><text:s/></text:span></text:p>
            <text:p><text:span text:style-name="T5">Oxford University Press.</text:span></text:p>
            <text:p><text:span text:style-name="T5">Used by permission:</text:span></text:p>
            <text:p><text:span text:style-name="T5">LSB Hymn License </text:span></text:p>
            <text:p><text:span text:style-name="T5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9T20:05:41.508000000</meta:creation-date>
    <dc:date>2017-11-09T23:11:13.315000000</dc:date>
    <meta:editing-duration>PT11M56S</meta:editing-duration>
    <meta:editing-cycles>9</meta:editing-cycles>
    <meta:generator>LibreOffice/5.4.2.2$Windows_X86_64 LibreOffice_project/22b09f6418e8c2d508a9eaf86b2399209b0990f4</meta:generator>
    <meta:document-statistic meta:object-count="33"/>
  </office:meta>
</office:document-meta>
</file>